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indeksien eheyden seuraaminen ja eheyttäminen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ietokantojen indeksien eheyttä on seurattava?</text:span></text:p>
              </text:list-item>
              <text:list-item>
                <text:p text:style-name="P12"><text:span text:style-name="T6">Miten tietokantojen indeksien eheyttä seurata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dbcc</text:span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indeksien eheyden seura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ä tarkoitetaan fragmentoitumisasteella?</text:span></text:p>
              </text:list-item>
              <text:list-item>
                <text:p text:style-name="P12"><text:span text:style-name="T6">Mitkä ovat ne kriteerit (fragmentoitumisasteen rajat), jolloin tehdään reorganize?</text:span></text:p>
              </text:list-item>
              <text:list-item>
                <text:p text:style-name="P12"><text:span text:style-name="T6">Ja milloin tehdään rebuild?</text:span></text:p>
              </text:list-item>
              <text:list-item>
                <text:p text:style-name="P12"><text:span text:style-name="T6">Reorganize</text:span></text:p>
              </text:list-item>
              <text:list-item>
                <text:p text:style-name="P12"><text:span text:style-name="T6">Rebuild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eheyden palautt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5</meta:editing-cycles>
    <meta:print-date>2020-09-28T07:56:54</meta:print-date>
    <meta:creation-date>2020-11-11T09:16:24</meta:creation-date>
    <dc:date>2024-02-07T12:56:05.123000000</dc:date>
    <meta:editing-duration>PT11H28M17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